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6d9f6"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95ad3"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f810d"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48a16a"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c6265" officeooo:paragraph-rsid="001c6265"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95c83" officeooo:paragraph-rsid="00295c83"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e8ac" officeooo:paragraph-rsid="002ae8ac"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e735d" officeooo:paragraph-rsid="003e735d"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0dc75" officeooo:paragraph-rsid="0044daec"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8965e" officeooo:paragraph-rsid="0048965e"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b5bc4" officeooo:paragraph-rsid="004b5bc4"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c9b0a" officeooo:paragraph-rsid="004c9b0a"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fb94c" officeooo:paragraph-rsid="004fb94c"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136a0" officeooo:paragraph-rsid="005136a0"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9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0000ff"/>
    </style:style>
    <style:style style:name="P9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10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10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10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103" style:family="paragraph" style:parent-style-name="Text_20_body">
      <style:paragraph-properties fo:margin-left="0in" fo:margin-right="0in" fo:text-align="end" style:justify-single-word="false" fo:text-indent="0.1965in" style:auto-text-indent="false"/>
    </style:style>
    <style:style style:name="P104"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07" style:family="paragraph" style:parent-style-name="Standard">
      <style:paragraph-properties fo:margin-left="0in" fo:margin-right="0in" fo:text-align="justify" style:justify-single-word="false" fo:text-indent="0.1965in" style:auto-text-indent="false"/>
    </style:style>
    <style:style style:name="P108"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1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2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2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2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2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3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3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3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Text_20_body">
      <style:text-properties fo:language="ru" fo:country="RU"/>
    </style:style>
    <style:style style:name="P139" style:family="paragraph" style:parent-style-name="Text_20_body">
      <style:text-properties fo:color="#800000"/>
    </style:style>
    <style:style style:name="P14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41" style:family="paragraph" style:parent-style-name="First_20_line_20_indent">
      <style:text-properties fo:language="ru" fo:country="RU"/>
    </style:style>
    <style:style style:name="P142" style:family="paragraph" style:parent-style-name="First_20_line_20_indent">
      <style:paragraph-properties fo:text-align="justify" style:justify-single-word="false"/>
      <style:text-properties fo:language="ru" fo:country="RU"/>
    </style:style>
    <style:style style:name="P143" style:family="paragraph" style:parent-style-name="First_20_line_20_indent">
      <style:text-properties fo:font-size="15pt" fo:language="ru" fo:country="RU" style:font-size-asian="15pt" style:font-size-complex="15pt"/>
    </style:style>
    <style:style style:name="P144" style:family="paragraph" style:parent-style-name="First_20_line_20_indent">
      <style:text-properties fo:font-size="12pt" fo:language="ru" fo:country="RU" style:font-size-asian="12pt" style:font-size-complex="12pt"/>
    </style:style>
    <style:style style:name="P145" style:family="paragraph" style:parent-style-name="First_20_line_20_indent">
      <style:paragraph-properties fo:text-align="justify" style:justify-single-word="false"/>
      <style:text-properties fo:language="en" fo:country="US"/>
    </style:style>
    <style:style style:name="P146" style:family="paragraph" style:parent-style-name="First_20_line_20_indent">
      <style:paragraph-properties fo:text-align="justify" style:justify-single-word="false"/>
    </style:style>
    <style:style style:name="P147" style:family="paragraph" style:parent-style-name="Text_20_body">
      <style:paragraph-properties fo:margin-left="0in" fo:margin-right="0in" fo:text-align="center" style:justify-single-word="false" fo:text-indent="0in" style:auto-text-indent="false"/>
    </style:style>
    <style:style style:name="P14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0" style:family="paragraph" style:parent-style-name="Footnote">
      <style:paragraph-properties fo:margin-left="0in" fo:margin-right="0in" fo:text-indent="0in" style:auto-text-indent="false"/>
      <style:text-properties fo:language="en" fo:country="US"/>
    </style:style>
    <style:style style:name="P151"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52" style:family="paragraph" style:parent-style-name="Footnote">
      <style:text-properties fo:language="en" fo:country="US"/>
    </style:style>
    <style:style style:name="P153" style:family="paragraph" style:parent-style-name="Footnote">
      <style:text-properties fo:language="ru" fo:country="RU"/>
    </style:style>
    <style:style style:name="P154" style:family="paragraph" style:parent-style-name="Footnote">
      <style:text-properties style:use-window-font-color="true" fo:language="ru" fo:country="RU"/>
    </style:style>
    <style:style style:name="P155" style:family="paragraph" style:parent-style-name="Footnote">
      <style:text-properties fo:font-style="normal" style:font-style-asian="normal" style:font-style-complex="normal"/>
    </style:style>
    <style:style style:name="P156" style:family="paragraph" style:parent-style-name="Text_20_body">
      <style:paragraph-properties fo:margin-top="0in" fo:margin-bottom="0.0835in" loext:contextual-spacing="false" fo:text-align="justify" style:justify-single-word="false"/>
      <style:text-properties fo:language="en" fo:country="US"/>
    </style:style>
    <style:style style:name="P157"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8"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1dd0e" officeooo:paragraph-rsid="004c9b0a" fo:background-color="transparent"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161" style:family="paragraph" style:parent-style-name="Heading_20_2">
      <style:text-properties fo:language="en" fo:country="US"/>
    </style:style>
    <style:style style:name="P162" style:family="paragraph" style:parent-style-name="Heading_20_2">
      <style:paragraph-properties fo:text-align="justify" style:justify-single-word="false"/>
    </style:style>
    <style:style style:name="P163" style:family="paragraph" style:parent-style-name="Heading_20_1">
      <style:paragraph-properties fo:margin-left="0in" fo:margin-right="0in" fo:text-align="center" style:justify-single-word="false" fo:text-indent="0.1965in" style:auto-text-indent="false"/>
    </style:style>
    <style:style style:name="P164"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officeooo:rsid="00122ded"/>
    </style:style>
    <style:style style:name="T80" style:family="text">
      <style:text-properties officeooo:rsid="001312f5"/>
    </style:style>
    <style:style style:name="T81" style:family="text">
      <style:text-properties officeooo:rsid="0014e6e3"/>
    </style:style>
    <style:style style:name="T82" style:family="text">
      <style:text-properties officeooo:rsid="0016d9f6"/>
    </style:style>
    <style:style style:name="T83" style:family="text">
      <style:text-properties officeooo:rsid="0016f1df"/>
    </style:style>
    <style:style style:name="T84" style:family="text">
      <style:text-properties officeooo:rsid="0018d861"/>
    </style:style>
    <style:style style:name="T85" style:family="text">
      <style:text-properties officeooo:rsid="001ac5e6"/>
    </style:style>
    <style:style style:name="T86" style:family="text">
      <style:text-properties officeooo:rsid="001c6265"/>
    </style:style>
    <style:style style:name="T87" style:family="text">
      <style:text-properties officeooo:rsid="001e5924"/>
    </style:style>
    <style:style style:name="T88" style:family="text">
      <style:text-properties officeooo:rsid="00241f08"/>
    </style:style>
    <style:style style:name="T89" style:family="text">
      <style:text-properties officeooo:rsid="002562b4"/>
    </style:style>
    <style:style style:name="T90" style:family="text">
      <style:text-properties officeooo:rsid="00272fce"/>
    </style:style>
    <style:style style:name="T91" style:family="text">
      <style:text-properties officeooo:rsid="0027b62e"/>
    </style:style>
    <style:style style:name="T92" style:family="text">
      <style:text-properties officeooo:rsid="00295ad3"/>
    </style:style>
    <style:style style:name="T93" style:family="text">
      <style:text-properties officeooo:rsid="00296d8f"/>
    </style:style>
    <style:style style:name="T94" style:family="text">
      <style:text-properties officeooo:rsid="002ae8ac"/>
    </style:style>
    <style:style style:name="T95" style:family="text">
      <style:text-properties officeooo:rsid="002b71c1"/>
    </style:style>
    <style:style style:name="T96" style:family="text">
      <style:text-properties officeooo:rsid="002bbe3a"/>
    </style:style>
    <style:style style:name="T97" style:family="text">
      <style:text-properties officeooo:rsid="002f810d"/>
    </style:style>
    <style:style style:name="T98" style:family="text">
      <style:text-properties officeooo:rsid="0030d069"/>
    </style:style>
    <style:style style:name="T99" style:family="text">
      <style:text-properties officeooo:rsid="0034b0a5"/>
    </style:style>
    <style:style style:name="T100" style:family="text">
      <style:text-properties officeooo:rsid="00372af7"/>
    </style:style>
    <style:style style:name="T101" style:family="text">
      <style:text-properties officeooo:rsid="003b6b60"/>
    </style:style>
    <style:style style:name="T102" style:family="text">
      <style:text-properties officeooo:rsid="003d10a3"/>
    </style:style>
    <style:style style:name="T103" style:family="text">
      <style:text-properties officeooo:rsid="003e735d"/>
    </style:style>
    <style:style style:name="T104" style:family="text">
      <style:text-properties officeooo:rsid="003f6ed8"/>
    </style:style>
    <style:style style:name="T105" style:family="text">
      <style:text-properties officeooo:rsid="0041dd0e"/>
    </style:style>
    <style:style style:name="T106" style:family="text">
      <style:text-properties officeooo:rsid="00479844"/>
    </style:style>
    <style:style style:name="T107" style:family="text">
      <style:text-properties officeooo:rsid="0048a16a"/>
    </style:style>
    <style:style style:name="T108" style:family="text">
      <style:text-properties officeooo:rsid="0048f16a"/>
    </style:style>
    <style:style style:name="T109" style:family="text">
      <style:text-properties officeooo:rsid="004a6303"/>
    </style:style>
    <style:style style:name="T110" style:family="text">
      <style:text-properties officeooo:rsid="004c9b0a"/>
    </style:style>
    <style:style style:name="T111" style:family="text">
      <style:text-properties officeooo:rsid="004db40e"/>
    </style:style>
    <style:style style:name="T112" style:family="text">
      <style:text-properties officeooo:rsid="004f12ca"/>
    </style:style>
    <style:style style:name="T113" style:family="text">
      <style:text-properties officeooo:rsid="005136a0"/>
    </style:style>
    <style:style style:name="T114" style:family="text">
      <style:text-properties officeooo:rsid="00534d5c"/>
    </style:style>
    <style:style style:name="T115" style:family="text">
      <style:text-properties officeooo:rsid="0054c8a5"/>
    </style:style>
    <style:style style:name="T116" style:family="text">
      <style:text-properties officeooo:rsid="0055b7bc"/>
    </style:style>
    <style:style style:name="T117" style:family="text">
      <style:text-properties officeooo:rsid="00570b7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3" text:outline-level="1">Последний фанфик</text:h>
      <text:p text:style-name="P53"/>
      <text:h text:style-name="P161"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52">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5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52">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91"><text:span text:style-name="T11">– Нэш, к</text:span>ак называется наш проект?</text:p>
      <text:p text:style-name="P89"><text:span text:style-name="T8">– </text:span><text:span text:style-name="T59">Дайсон.</text:span></text:p>
      <text:p text:style-name="P89"><text:span text:style-name="T8">– </text:span><text:span text:style-name="T59">Сколько тебе лет?</text:span></text:p>
      <text:p text:style-name="P89"><text:span text:style-name="T8">– </text:span><text:span text:style-name="T59">Два года с начала запуска кластера.</text:span></text:p>
      <text:p text:style-name="P89"><text:span text:style-name="T8">– </text:span><text:span text:style-name="T59">Какой сейчас год?</text:span></text:p>
      <text:p text:style-name="P89"><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9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100">«Выживание корпорации в условиях жёсткой конкуренции с ограниченными ресурсами. Случай 16».</text:p>
      <text:p text:style-name="P100"><text:soft-page-break/>…</text:p>
      <text:p text:style-name="P100">…</text:p>
      <text:p text:style-name="P100">…</text:p>
      <text:p text:style-name="P100">Решение.</text:p>
      <text:p text:style-name="P100">…</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89"><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21">Бип-бип-бип.</text:p>
      <text:p text:style-name="P121"><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7">***</text:p>
      <text:p text:style-name="P14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2">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90"><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90">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52">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61"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ошеломительно красивый высокий зал с колоннами и центральным подиумом.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ещё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oft-page-break/><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text:soft-page-break/>– На себя посмотри! – огрызнулся Дискорд. – Призвала в Эквестрию какую-то полудохлую обезьяну вместо с<text:span text:style-name="T29">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text:span><text:soft-page-break/><text:span text:style-name="T1">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3">Спи, Сестра моя родная,<text:line-break/>Спи. Усни.<text:line-break/>Крыльями тебя укрою,<text:line-break/>Спи. Усни.</text:p><text:p text:style-name="P153"><text:tab/>В чаще тёмной волки воют,<text:line-break/>Спи. Усни.</text:p><text:p text:style-name="P153"><text:tab/>В мрачном замке духи ноют,<text:line-break/>Спи. Усни.</text:p><text:p text:style-name="P153"><text:tab/>Сказки вечность нам читает,<text:line-break/>Спи. Усни.<text:line-break/>День осенний угасает,<text:line-break/>Спи. Усни.<text:line-break/>Помни только в сне глубоком,</text:p><text:p text:style-name="P153"><text:tab/>В сне прекрасном и далёком,<text:line-break/>Если слышишь зов Сестры —<text:line-break/>Сон закончился, проснись!<text:line-break/></text:p><text:p text:style-name="P153">(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79"><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61" text:outline-level="2">3. Норф</text:h>
      <text:p text:style-name="P92"/>
      <text:p text:style-name="P21">Глава IV. Пределы магии</text:p>
      <text:p text:style-name="P18"/>
      <text:p text:style-name="P21">Вашему покорному слуге известны четыре предела магии: </text:p>
      <text:list xml:id="list3012191257010417590" text:style-name="L1">
        <text:list-item>
          <text:p text:style-name="P15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50"><text:s/>Сколько страниц сегодня нахреначили?</text:p><text:p text:style-name="P152">– <text:span text:style-name="T1">Восемь, учитель!</text:span></text:p><text:p text:style-name="P152">–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9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9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9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9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9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9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0">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9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90">Так, что тут у нас?</text:p>
      <text:p text:style-name="P90"/>
      <text:p text:style-name="P90">“<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90"/>
      <text:p text:style-name="P90">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90">Я потянулся. Хватит на сегодня чтения. Настало время ежедневной прогулки по городу. Тем более, что у меня есть деньги.</text:p>
      <text:p text:style-name="P9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90">Так что даже на ремонт одежды и покупку необходимых в повседневной жизни мелочей у меня финансов не было. До недавнего времени.</text:p>
      <text:p text:style-name="P9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90">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90"><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9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text:soft-page-break/>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text:soft-page-break/>–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2"/>
      <text:p text:style-name="P34">На трактат упала тень.</text:p>
      <text:p text:style-name="P35">– Эй, нельзя ли не заслонять…</text:p>
      <text:p text:style-name="P35"><text:soft-page-break/>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79">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oft-page-break/><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7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3">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73">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3">Но величайшая справедливость юниверсума заключается в том, что не существует безвыходных положений. Всегда есть надежда.</text:p>
      <text:p text:style-name="P7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73"><text:soft-page-break/>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text:soft-page-break/>–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text:soft-page-break/>–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text:span><text:soft-page-break/><text:span text:style-name="T77">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87">Ох, нет! Нет-нет-нет!!!</text:p>
      <text:p text:style-name="P87">Мой взгляд был прикован к дверце тумбочки с изображением луны, а душу леденил ужас осознания.</text:p>
      <text:p text:style-name="P87">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text:soft-page-break/>«-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61"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text:soft-page-break/>–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7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text:soft-page-break/>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text:soft-page-break/>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73"/>
      <text:p text:style-name="P73">– Эй, мужик, тебе плохо?</text:p>
      <text:p text:style-name="P73">На меня озабоченно уставилась парочка, ещё недавно сидевшая ко мне спиной на скамейке.</text:p>
      <text:p text:style-name="P73">Я принял сидячее положение, беспомощно хлопая глазами. Что? Где? Как?</text:p>
      <text:p text:style-name="P73">– Сам домой доберёшься? Может, вызвать скорую?</text:p>
      <text:p text:style-name="P73">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73">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73">Я перегнулся через перила и меня стошнило.</text:p>
      <text:p text:style-name="P73">Красавец! Мало тебе проблем с сердцем, так ты и печень, похоже, гробанул. Молодец, Анон, пей дальше!</text:p>
      <text:p text:style-name="P73">Спустившись в квартиру, я лёг на диван, натянул наушники и закрыл глаза.</text:p>
      <text:p text:style-name="P73">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text:soft-page-break/>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text:soft-page-break/>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83">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73"><text:soft-page-break/>День 137344</text:p>
      <text:p text:style-name="P7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73">…</text:p>
      <text:p text:style-name="P73">День 287651</text:p>
      <text:p text:style-name="P7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73">…</text:p>
      <text:p text:style-name="P73">День 364886</text:p>
      <text:p text:style-name="P73">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text:soft-page-break/>–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61" text:outline-level="2">8. Стыд</text:h>
      <text:p text:style-name="P48"/>
      <text:p text:style-name="P73">~~~ Завтра на семь в библиотеке ~~~</text:p>
      <text:p text:style-name="P73"/>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text:soft-page-break/>–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text:soft-page-break/>–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94"/>
      <text:p text:style-name="P48"/>
      <text:p text:style-name="P7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73"><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3"><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3">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73">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3">Удачи!</text:p>
      <text:p text:style-name="P73"/>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4">Мне печалиться не стоит</text:p><text:p text:style-name="P154">Жизнь прекрасна и полна</text:p><text:p text:style-name="P154">Телом молода, душою —</text:p><text:p text:style-name="P154">Как дракон морской мудра</text:p><text:p text:style-name="P154"/><text:p text:style-name="P154">Я видала взлёт империй,</text:p><text:p text:style-name="P154">Я жила среди легенд,</text:p><text:p text:style-name="P154">Древней магии мистерий</text:p><text:p text:style-name="P154">Я прилежнейший студент</text:p><text:p text:style-name="P154"/><text:p text:style-name="P154">Обожаема народом,</text:p><text:p text:style-name="P154">Уважаема врагом —</text:p><text:p text:style-name="P154">Но друзей моих немного,</text:p><text:p text:style-name="P154">Студит душу холодом</text:p><text:p text:style-name="P154"/><text:p text:style-name="P154">Одинока и печальна,</text:p><text:p text:style-name="P154">Недоступна и строга,</text:p><text:p text:style-name="P154">Потеряла изначальный</text:p><text:p text:style-name="P154">Смысл жизни навсегда</text:p><text:p text:style-name="P154"/><text:p text:style-name="P154">Жизнь моя теперь публична,</text:p><text:p text:style-name="P154">Жизнь моя теперь для всех,</text:p><text:p text:style-name="P154">В этом — горе, в этом — счастье,</text:p><text:p text:style-name="P154">В этом плач и в этом смех.</text:p><text:p text:style-name="P154"><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oft-page-break/><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text:soft-page-break/>–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text:soft-page-break/>–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oft-page-break/><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text:soft-page-break/>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79"><text:soft-page-break/>–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79">– Куда проваливаться?</text:p>
      <text:p text:style-name="P79">– Они не знают. В тех провалах не видно дна…</text:p>
      <text:p text:style-name="P79">…</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79">– Леди и джентльпони! Приём окончен! Её Высочество Принцесса Селестия будет рада видеть <text:s/>вас в следующую среду!</text:p>
      <text:p text:style-name="P79">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text:soft-page-break/>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text:soft-page-break/>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3">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73">–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3">– Ма-ам, а со мной связан элементаль?</text:p>
      <text:p text:style-name="P73">–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73">–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73">Так возникли аликорны.</text:p>
      <text:p text:style-name="P73">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73">Имя её было Селестия.</text:p>
      <text:p text:style-name="P73">За ней последовала и сестра её, <text:span text:style-name="T11">Луна</text:span>.</text:p>
      <text:p text:style-name="P7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73">То есть, всегда.</text:p>
      <text:p text:style-name="P73">Тут и сказке конец. А теперь, Эйприл, залазь на полку и закрывай глазки.</text:p>
      <text:p text:style-name="P73">– Ну ма-ам! Раскажи ещё что-нибудь! Про Сомбру! Или про Дискорда!</text:p>
      <text:p text:style-name="P73">–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73">– А почему только тебя? А меня? А дядю-<text:span text:style-name="T62">мино</text:span>тавра?</text:p>
      <text:p text:style-name="P73">– <text:s/>Тебя забрать я ему не дам. А в дядю не тыкай копытом, это невежливо! Спи уже, моя маленькая!</text:p>
      <text:p text:style-name="P73">– Поцелуй меня на ночь, ма-ам!</text:p>
      <text:p text:style-name="P73">– Конечно, моя хорошая…</text:p>
      <text:p text:style-name="P73"/>
      <text:p text:style-name="P36"><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95"/>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79">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3">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104"/>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text:soft-page-break/>–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text:soft-page-break/>–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text:soft-page-break/>–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48"><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73">– Ага, он был закладкой в четвёртом номере «PlayMare», в разделе «Тридцать две позы, которые удивят вашу френдпони».</text:p>
      <text:p text:style-name="P73">– Спайк! Немедленно ложись спать!</text:p>
      <text:p text:style-name="P73">– Уже иду. Кукурузу доем только и иду.</text:p>
      <text:p text:style-name="P73">– Кстати, а что за припадок безумия был у Стар Свирла?</text:p>
      <text:p text:style-name="P73">–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73">–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73">–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73">–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73"/>
      <text:p text:style-name="P73">– Спайк, будь добр, принеси дневник эксперимента. Он в подвале, за шкафом с ретортами, в…</text:p>
      <text:p text:style-name="P73">– В сейфе, я в курсе.</text:p>
      <text:p text:style-name="P73"/>
      <text:p text:style-name="P74">***</text:p>
      <text:p text:style-name="P92"/>
      <text:p text:style-name="P73">Дата: <text:span text:style-name="T24">12.04.1003 А.С.</text:span></text:p>
      <text:p text:style-name="P73"><text:soft-page-break/>Эксперимент: заклинание Прозрения</text:p>
      <text:p text:style-name="P73">Испытуемая: Эпплджек</text:p>
      <text:p text:style-name="P73">Синопсис: запись сна со слов испытуемой</text:p>
      <text:p text:style-name="P73">Замечания: после эксперимента в гриве у испытуемой появился седой локон.</text:p>
      <text:p text:style-name="P74"/>
      <text:p text:style-name="P74">~~~</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9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73"/>
      <text:p text:style-name="P73">Примечания: ПипБак? Стойло?</text:p>
      <text:p text:style-name="P1"/>
      <text:p text:style-name="P2">***</text:p>
      <text:p text:style-name="P1"/>
      <text:p text:style-name="P73">Дата: <text:span text:style-name="T24">12.04.1003 А.С.</text:span></text:p>
      <text:p text:style-name="P73">Эксперимент: заклинание Прозрения</text:p>
      <text:p text:style-name="P73">Испытуемая: Рэйнбоу Дэш</text:p>
      <text:p text:style-name="P73">Синопсис: описание пробуждения испытуемой</text:p>
      <text:p text:style-name="P73">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73">Дата: <text:span text:style-name="T24">12.04.1003 А.С.</text:span></text:p>
      <text:p text:style-name="P73">Эксперимент: заклинание Прозрения</text:p>
      <text:p text:style-name="P73">Испытуемая: Рэрити</text:p>
      <text:p text:style-name="P73">Синопсис: запись сна со слов испытуемой</text:p>
      <text:p text:style-name="P73">Замечания: замечаний нет</text:p>
      <text:p text:style-name="P73"/>
      <text:p text:style-name="P44">~~~</text:p>
      <text:p text:style-name="P1"><text:soft-page-break/><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73">Дата: <text:span text:style-name="T24">12.04.1003 А.С.</text:span></text:p>
      <text:p text:style-name="P73">Эксперимент: заклинание Прозрения</text:p>
      <text:p text:style-name="P73">Испытуемая: Пинки Пай</text:p>
      <text:p text:style-name="P73">Синопсис: описание пробуждения испытуемой</text:p>
      <text:p text:style-name="P73">Замечания: испытуемая отказалась дать описание сна.</text:p>
      <text:p text:style-name="P73"/>
      <text:p text:style-name="P44">~~~</text:p>
      <text:p text:style-name="P7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3"/>
      <text:p text:style-name="P73">Примечания: через месяц волосы Пинки пришли в обычное состояние, хотя при встрече с Рэйнбоу Дэш она по прежнему прячет глаза.</text:p>
      <text:p text:style-name="P73"/>
      <text:p text:style-name="P74">***</text:p>
      <text:p text:style-name="P73"/>
      <text:p text:style-name="P73">Дата: <text:span text:style-name="T24">12.04.1003 А.С.</text:span></text:p>
      <text:p text:style-name="P73">Эксперимент: заклинание Прозрения</text:p>
      <text:p text:style-name="P73">Испытуемая: Флаттершай</text:p>
      <text:p text:style-name="P73"><text:soft-page-break/>Синопсис: описание пробуждения испытуемой</text:p>
      <text:p text:style-name="P73">Замечания: получить описание сна оказалось невозможным. </text:p>
      <text:p text:style-name="P73"/>
      <text:p text:style-name="P44">~~~</text:p>
      <text:p text:style-name="P73">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3"/>
      <text:p text:style-name="P73">* Примечания: при виде кексиков истерика случилась с Пинки Пай.</text:p>
      <text:p text:style-name="P73"/>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103"/>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73"/>
      <text:p text:style-name="P73">Привет, Сел (несмотря ни на что, мне всё же хочется называть тебя так).</text:p>
      <text:p text:style-name="P73">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73"/>
      <text:p text:style-name="P73">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73">К сожалению, Луна запретила Твайлайт дальнейшие эксперименты в этой сфере, что создало юридическую преграду для исследований.</text:p>
      <text:p text:style-name="P48"><text:soft-page-break/></text:p>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73">Кроме того, Твайлайт сожгла кучу оборудования, что обусловило невозможность дальнейших исследований физически.</text:p>
      <text:p text:style-name="P73"/>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text:soft-page-break/>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73">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73"/>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73"/>
      <text:p text:style-name="P73">«…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73"/>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text:soft-page-break/>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8"><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110"><text:span text:style-name="T11">– </text:span>Ты?!</text:p>
      <text:p text:style-name="P11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10"><text:span text:style-name="T11">– М</text:span>ожет, тогда ты скажешь, что в нём пошло не так и почему к вам попал я, а не сверхаликорн?</text:p>
      <text:p text:style-name="P110"><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oft-page-break/><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text:soft-page-break/></text:p>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75">Приветствую тебя, мой маленький человек!</text:p>
      <text:p text:style-name="P75">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75">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75">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75"><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1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7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75">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7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5">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5">«<text:span text:style-name="T11">P.S. Н</text:span>е гневите мироздание воровством! <text:span text:style-name="T27">Обмен рулит</text:span>!»</text:p>
      <text:p text:style-name="P7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5">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75"/>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73"><text:soft-page-break/></text:p>
      <text:h text:style-name="Heading_20_2" text:outline-level="2">16. Мэйнхэттен</text:h>
      <text:p text:style-name="P97"/>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text:soft-page-break/>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3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text:soft-page-break/>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76">«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text:soft-page-break/>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oft-page-break/><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81">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73"/>
      <text:p text:style-name="P7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6">–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81"><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9"/>
      <text:h text:style-name="Heading_20_2" text:outline-level="2">17. <text:span text:style-name="T1">Деградация</text:span></text:h>
      <text:p text:style-name="P105"/>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text:soft-page-break/>–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oft-page-break/>«…<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7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7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7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6">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6">Не знаю, зачем я перед тобой оправдываюсь? Ладно.</text:p>
      <text:p text:style-name="P7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84">24пн</text:p>
      <text:p text:style-name="P84">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text:soft-page-break/>–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9"/>
      <text:p text:style-name="P69">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text:soft-page-break/>–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soft-page-break/>…</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76">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76"><text:s/>В какой-то момент пришло осознание.</text:p>
      <text:p text:style-name="P7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7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6">– Док, позавчерашний приходит в сознание!</text:p>
      <text:p text:style-name="P76">– Следи за давлением.</text:p>
      <text:p text:style-name="P76">В поле зрения появляется предмет. Сквозь ресницы видны только его расплывчатые очертания. Предмет движется, проводя какие-то манипуляции.</text:p>
      <text:p text:style-name="P76">Я открываю глаза и вижу фигуру в голубом.</text:p>
      <text:p text:style-name="P7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6">– Больной, как вы себя чувствуете? Вы можете назвать своё имя?</text:p>
      <text:p text:style-name="P76">Я закрываю глаза и пытаюсь вспомнить.</text:p>
      <text:p text:style-name="P7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6">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6">Я вспомнил почти всё. Моё имя? Осталось вспомнить имя. Меня зовут…</text:p>
      <text:p text:style-name="P76">– Ано-о-он! Ано-о-он! Ано-о-он!</text:p>
      <text:p text:style-name="P7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6">Я открываю глаза и вижу фигуру в голубом.</text:p>
      <text:p text:style-name="P76"/>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text:soft-page-break/>–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oft-page-break/><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8">***</text:p>
      <text:p text:style-name="P58"/>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oft-page-break/><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8">***</text:p>
      <text:p text:style-name="P53"><text:soft-page-break/></text:p>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text:soft-page-break/></text:p>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text:soft-page-break/>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8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82"><text:soft-page-break/></text:p>
      <text:p text:style-name="P58">***</text:p>
      <text:p text:style-name="P58"/>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text:soft-page-break/>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oft-page-break/><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text:soft-page-break/>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oft-page-break/><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oft-page-break/><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text:soft-page-break/>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text:soft-page-break/>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text:soft-page-break/>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62" text:outline-level="2"><text:span text:style-name="T1">22</text:span>. <text:span text:style-name="T1">Лучший</text:span> Гранд Галопин<text:span text:style-name="T1">г</text:span> Гала <text:span text:style-name="T1">в истории</text:span></text:h>
      <text:p text:style-name="P9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text:soft-page-break/>–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text:soft-page-break/>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77"/>
      <text:p text:style-name="P7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7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7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7">До встречи!</text:p>
      <text:p text:style-name="P77"/>
      <text:p text:style-name="P53">– Сел - Сел… Ну почему ты такая… – пробормотал я сквозь слёзы.</text:p>
      <text:p text:style-name="P53"/>
      <text:p text:style-name="P58">***</text:p>
      <text:p text:style-name="P93"/>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text:soft-page-break/>–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8">***</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8">***</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96"/>
      <text:p text:style-name="P53"><text:soft-page-break/>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text:soft-page-break/></text:p>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86"><text:span text:style-name="T11">~~~ </text:span>Человек Анонимус Терранский <text:span text:style-name="T11">~~~</text:span></text:p>
      <text:p text:style-name="P86">Паспорт гражданина Эквестрии</text:p>
      <text:p text:style-name="P85">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5">Именем правительства Эквестрии призываем оказывать предъявителю сего всю возможную помощь и содействие.</text:p>
      <text:p text:style-name="P29"><text:soft-page-break/>26.07.2143 А.С.</text:p>
      <text:p text:style-name="P53"/>
      <text:h text:style-name="Heading_20_2" text:outline-level="2">24. Навсегда. И всегда.</text:h>
      <text:p text:style-name="P140"/>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text:span text:style-name="T110">две</text:span>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text:soft-page-break/>–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text:soft-page-break/></text:p>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text:span><text:soft-page-break/><text:span text:style-name="T1">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text:soft-page-break/>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73"/>
      <text:p text:style-name="P73">Я хотела бы бежать с тобой по полю, но у меня есть крылья.</text:p>
      <text:p text:style-name="P73">Я хотела бы лежать с тобой на поле ромашек, но я дочь неба.</text:p>
      <text:p text:style-name="P73">Всё что я могу — нести тебя в колеснице по облакам навстречу солнцу.</text:p>
      <text:p text:style-name="P106"/>
      <text:p text:style-name="P48">И прежде чем я успел что-либо осмыслить, из дальнего закутка моей души вырвался ответ.</text:p>
      <text:p text:style-name="P106"/>
      <text:p text:style-name="P73">Я хотел бы лететь в небе рядом с тобой, но у меня нет крыльев.</text:p>
      <text:p text:style-name="P73">Мне хотелось бы лежать на облаке рядом с тобой, но я сын земли.</text:p>
      <text:p text:style-name="P73">Всё, что я могу — нарисовать тебя купающейся в солнечных лучах.</text:p>
      <text:p text:style-name="P106"/>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text:soft-page-break/>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88"><text:span text:style-name="T1">– Не трожь! – Дэш сердито фыркнула. – </text:span>Меня ослепило солнце! И вообще, не твоё дело!</text:p>
      <text:p text:style-name="P88"><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text:soft-page-break/>– Болото значительно выросло с прошлого раза. – пробормотала Луна. – <text:span text:style-name="T86">Сейчас оно превратилось в большое озеро. </text:span>Если так пойдёт и дальше, тут образуется море. Мы опасаемся, найдём ли мы на месте Наш Дом?</text:p>
      <text:p text:style-name="P53">Я приложил глаз к окуляру подзорной трубы. Края <text:span text:style-name="T86">озера</text:span>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text:span text:style-name="T86">озеро</text:span>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text:span text:style-name="T86">озера</text:span>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text:span text:style-name="T86">озера</text:span>.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text:span text:style-name="T94">первый</text:span> раунд. – тихо сказала Луна. – Нам стоило использовать «Конкордию» и в <text:span text:style-name="T94">прошлый</text:span> раз.</text:p>
      <text:p text:style-name="P53"><text:soft-page-break/>–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text:span text:style-name="T86">озеро</text:span> громадной тенью. Где-то в замковом парке скрипел ворот, выбирая буксировочный канат. Скала прошла над <text:span text:style-name="T86">водой</text:span>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text:span text:style-name="T87">озеру</text:span>,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text:span text:style-name="T87">Озеро</text:span> очищено от пландерсидов-мутантов, теперь высадка не опасна. Уцелевшие остатки пландерсидов в руинах не представляют для Нас проблемы.</text:p>
      <text:p text:style-name="P53">Я внимательно всмотрелся в аликорницу. На <text:span text:style-name="T79">сабатоне задней ноги </text:span>красовалась приличных размеров вмятина.</text:p>
      <text:p text:style-name="P53">– Луна, что с тобой? Ты ранена?!!</text:p>
      <text:p text:style-name="P53">Аликорница смутилась.</text:p>
      <text:p text:style-name="P53"><text:soft-page-break/>–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раны.</text:p>
      <text:p text:style-name="P54">На смотровой площадке воцарилось веселье. Пинки засвистела и высунула язык чуть ли не до шеи. Флаттершай выглянула <text:span text:style-name="T82">одинм глазом </text:span>из гривы. <text:span text:style-name="T82">Уверенность вернулась к тихой пегаске, она улыбнулась и обняла Дэш. Та </text:span>что-то рассказывала <text:span text:style-name="T83">ей</text:span>, махая копытом. Твайлайт внимательно за ней записывала.<text:span text:style-name="T80"> </text:span><text:s/>Эпплджек <text:span text:style-name="T87">перегнулась через край площадки. П</text:span>резрительно плюну<text:span text:style-name="T87">в</text:span> вниз, <text:span text:style-name="T87">фермерша </text:span>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text:span text:style-name="T79">Стражник незаметно помог ей поставить раненую ногу в колесницу.</text:span> – Поможем Анону переправиться в его родной мир.</text:p>
      <text:p text:style-name="P53">Мы с Элементами <text:span text:style-name="T62">Гармонии и Дискордом </text:span>направились к колеснице. <text:span text:style-name="T84">Столпившиеся на смотровой площадке пони-учёные и дворцовая прислуга </text:span>прово<text:span text:style-name="T84">жали</text:span> нас <text:span text:style-name="T85">подбадривающими фразами</text:span>. <text:span text:style-name="T81">Пегасы дворцовой стражи и Вондерболты построились в сопровождающий порядок.</text:span></text:p>
      <text:p text:style-name="P39"/>
      <text:p text:style-name="P70">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9">Многометровые волны всё ещё <text:span text:style-name="T87">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span></text:p>
      <text:p text:style-name="P53"><text:span text:style-name="T90">Прямо п</text:span>о курсу <text:span text:style-name="T90">экспедиции</text:span> арка входа в замок Сестёр. <text:span text:style-name="T86">По три десятка</text:span> пегасов ночной стражи сопровождают нас <text:span text:style-name="T86">с каждого</text:span> фланга. <text:span text:style-name="T86">Звено Вондерболтов ведёт разведку впереди.</text:span> По мере снижения <text:span text:style-name="T91">небесной</text:span> колесницы каменная громада «Громовержца» уходит вверх. Расстояние между <text:span text:style-name="T91">парящей скалой</text:span> и «Конкордией» продолжает сокращаться. Интерком на панели управления хрипит и выплёвывает несколько фраз.</text:p>
      <text:p text:style-name="P53">– Бросайте якорь. – <text:span text:style-name="T88">приказывает</text:span> Луна <text:span text:style-name="T88">в микрофон</text:span>.</text:p>
      <text:p text:style-name="P53">Адский скрежет раздаётся с края «Громовержца». В <text:span text:style-name="T89">озеро</text:span> летит <text:span text:style-name="T94">валун</text:span> размером с <text:span text:style-name="T91">половину «Конкордии»</text:span>. Святые яйца, когда эти <text:span text:style-name="T91">чокнутые </text:span>поняхи успели выковать якорную цепь? Там каждое звено с <text:span text:style-name="T88">грузовик</text:span> <text:span text:style-name="T94">величиной</text:span>!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text:span text:style-name="T91">озеро</text:span>, якорь создаёт <text:span text:style-name="T92">огромный всплеск</text:span>: водяной столб едва не достигает <text:span text:style-name="T92">нижнего края</text:span> «Громовержца». Через минуту облако мелких брызг добирается до нас, окатывая с головой.</text:p>
      <text:p text:style-name="P55">– <text:span text:style-name="T93">Что за..? О НЕБО!!!</text:span></text:p>
      <text:p text:style-name="P60">Возглас Луны <text:span text:style-name="T94">побуждает</text:span> меня <text:span text:style-name="T93">глянуть вниз.</text:span></text:p>
      <text:p text:style-name="P61"><text:span text:style-name="T97">Я</text:span>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text:span text:style-name="T102">будто</text:span> само озеро смотр<text:span text:style-name="T102">ит</text:span> на нас злобным взглядом.</text:p>
      <text:p text:style-name="P61"><text:soft-page-break/>Я недоумённо всматриваюсь вни<text:span text:style-name="T102">з</text:span>. <text:span text:style-name="T103">От внезапного понимания волосы встают дыбом у меня на затылке. </text:span>Мои глаза меня <text:span text:style-name="T103">не </text:span>обманывают, круги <text:span text:style-name="T95">действительно</text:span>… <text:span text:style-name="T95">О боги!!!</text:span></text:p>
      <text:p text:style-name="P53"><text:span text:style-name="T95">Поверхность озера</text:span>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text:span text:style-name="T97">Парящая</text:span> гора <text:span text:style-name="T103">просаживается под тяжестью щупальца</text:span>.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text:span text:style-name="T107">Мы завороженно смотрим на хтоническое чудовище, подымающееся из тёмных вод озера.</text:span></text:p>
      <text:p text:style-name="P53">«Громовержец» <text:span text:style-name="T101">кренится и </text:span>теряет высоту. Щупальце тянет его вниз. С <text:span text:style-name="T96">обзорной площадки</text:span> вниз кувыркаясь падают пони. <text:span text:style-name="T106">Мы слышим их крики.</text:span> <text:span text:style-name="T100">На берег и</text:span>з <text:span text:style-name="T96">водной глади</text:span> <text:span text:style-name="T100">выползает</text:span> второе щупальце, третье. <text:span text:style-name="T100">Полдюжины длинных, как реки, тентаклей раскидываются кошмарным цветком из центра озера, сминая лес на его берегах.</text:span> <text:span text:style-name="T112">Кривой скалой из воды возносится гигантский клюв.</text:span></text:p>
      <text:p text:style-name="P57">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text:span text:style-name="T97">Громовержца</text:span>». <text:span text:style-name="T98">Лавируя между щупальцами монстра, они подхватывают падающих пони и уносят их на «Конкордию».</text:span></text:p>
      <text:p text:style-name="P56"><text:span text:style-name="T99">Под тяжестью левиафана </text:span>«<text:span text:style-name="T99">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span></text:p>
      <text:p text:style-name="P62">Рэйнбоу Дэш что-то шепчет на ухо аликорнице, та кивает ей в согласии. <text:span text:style-name="T104">Пегаска стрелой взмывает с колесницы.</text:span></text:p>
      <text:p text:style-name="P63">Щупальца <text:span text:style-name="T106">монстра</text:span> напряжённо выгибаются, упираясь в берег. С кошмарным всхлипом <text:span text:style-name="T105">над водой появляется грибообразное тело чудовища. Тут же вокруг него образовывается гигантских размеров воронка, в которую за считанные секунды уходит вода озера.</text:span></text:p>
      <text:p text:style-name="P159">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64">Радужная молния пикирует вниз, отворачивая в сторону у самых ядовито-жёлтых буркал кракена. Через мгновение потусторонний рёв оглашает пространство, <text:span text:style-name="T108">моё т</text:span>ело <text:span text:style-name="T108">содрогается</text:span> от сверхнизких частот <text:span text:style-name="T108">воя чудовища</text:span>. <text:span text:style-name="T107">Оглушённый радужным ударом, кракен просаживается в провал, его щупальца оставляют глубокие овраги в Вечнодиком лесу.</text:span></text:p>
      <text:p text:style-name="P66">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text:span text:style-name="T111">в провал</text:span>, я всего лишь моргаю уголком глаза и продолжаю смотреть.</text:p>
      <text:p text:style-name="P67">Глухое хлюпанье возвещает нам встречу <text:span text:style-name="T113">кантерлотского дворцового парка</text:span> с кракеном. <text:span text:style-name="T113">Низкочастотный рёв сменяется глухим клокотанием. </text:span>Во все стороны летят брызги чёрной слизи, щупальца конвульсивно обхватывают <text:span text:style-name="T113">обломок «Громовержца»</text:span>. Под весом монолита кракен съезжает в провал, пачкая стены чёрной дрянью.</text:p>
      <text:p text:style-name="P68">Захваченный «Громовержец» проплывает мимо нас, увлекаемый кракеном в бездну.</text:p>
      <text:p text:style-name="P53"/>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70"/>
      <text:p text:style-name="P53">Из пещеры ниже «ватерлинии» «Громовержца» вырывается столб магического пламени. Пленившее «<text:span text:style-name="T109">Громовержец»</text:span> щупальце корчится в <text:span text:style-name="T109">огне</text:span>, дёргая гору в случайных направлениях. Наконец пламя пережигает плоть и освобождённый «Громовержец» <text:span text:style-name="T113">вырывается</text:span>.</text:p>
      <text:p text:style-name="P53"><text:soft-page-break/>– Берегись!!!</text:p>
      <text:p text:style-name="P53">«<text:span text:style-name="T114">Громовержец</text:span>» проносится рядом с нами, <text:span text:style-name="T113">набирая привычную высоту</text:span>. Колесница Луны в турбулентном потоке переворачивается, рассыпая пассажиров, как горох. <text:span text:style-name="T114">Провал</text:span>, <text:span text:style-name="T109">парящая скала,</text:span> колесница, <text:span text:style-name="T114">падающие пони</text:span> вертятся передо мной в безумной карусели…</text:p>
      <text:p text:style-name="P53"/>
      <text:p text:style-name="P40">~~~~~</text:p>
      <text:p text:style-name="P40"/>
      <text:p text:style-name="P53">…Раскалывается голова. Громада «Громовержца» <text:span text:style-name="T115">неспешно</text:span> поворачивается <text:span text:style-name="T115">вокруг своей оси</text:span> в вышине. <text:span text:style-name="T116">Дымящийся о</text:span>статок щупальца всё ещё сжимает выступ, лениво извиваясь.</text:p>
      <text:p text:style-name="P53">Я принимаю вертикальное положение. Вокруг меня осыпавшиеся замшелые стены без крыши и… Дэш.</text:p>
      <text:p text:style-name="P53">– <text:span text:style-name="T117">Анон</text:span>?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text:p text:style-name="P65">&lt;<text:span text:style-name="T18">- Что с кракеном?</text:span></text:p>
      <text:p text:style-name="P65"><text:span text:style-name="T18">- Он провалился в провал. - ответила пегаска и посмотрела на до сих пор извивающийся обрубок щупальца на скале. - По-крайней мере, большая его часть</text:span>&gt;</text:p>
      <text:p text:style-name="P53"/>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soft-page-break/>…</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107"><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8"/>
      <text:p text:style-name="P109">Кажется, я уже это встречал раньше! Не помню только, где и когда.</text:p>
      <text:p text:style-name="P10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64" text:outline-level="3">Воскресение</text:h>
      <text:p text:style-name="P48">&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71">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7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7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7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71">Дискорд помахал рукой у меня перед носом. Я оттолкнул его руку и выпрямился.</text:p>
      <text:p text:style-name="P71">– Не надо. Я в порядке.</text:p>
      <text:p text:style-name="P71"/>
      <text:p text:style-name="P72">***</text:p>
      <text:p text:style-name="P71"/>
      <text:p text:style-name="P71">– Бля! Я так и знал!</text:p>
      <text:p text:style-name="P7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7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text:soft-page-break/>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71">– И как её найти? – мрачно добавил я. – Компас теперь бесполезен.</text:p>
      <text:p text:style-name="P71">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71">Стакан медленно собрался воедино и прыгнул обратно в руку Дискорду. – Хорошо, хоть от моей заначки в Эогиппе что-то осталось. – пробурчал он.</text:p>
      <text:p text:style-name="P71">– Ну так и зачем её тратить на ерунду? – возразил я.</text:p>
      <text:p text:style-name="P7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72">***</text:p>
      <text:p text:style-name="P71"/>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text:soft-page-break/>–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102">…</text:p>
      <text:p text:style-name="P102">…</text:p>
      <text:p text:style-name="P102">Конфликт с узлом 5</text:p>
      <text:p text:style-name="P102">…</text:p>
      <text:p text:style-name="P102">…</text:p>
      <text:p text:style-name="P102">Конфликт с узлом 12</text:p>
      <text:p text:style-name="P102">…</text:p>
      <text:p text:style-name="P102">Конфликт с узлом 15</text:p>
      <text:p text:style-name="P102">…</text:p>
      <text:p text:style-name="P102">Конфликт с узлом 17</text:p>
      <text:p text:style-name="P102">…</text:p>
      <text:p text:style-name="P102">...</text:p>
      <text:p text:style-name="P100">Решение.</text:p>
      <text:p text:style-name="P100">…</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text:soft-page-break/>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oft-page-break/><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9">– Я отлучусь на пару деньков… Не скучайте тут без меня. Ждите дома. Вернусь с Сахарной Ваткой в обнимку — верь мне! Бу-га-га!</text:p>
      <text:p text:style-name="P7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64"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1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13"><text:s/>– Ты его слишком… эмм, упрощаешь. – продолжала Флаттершай. – Вот, взгляни сюда.</text:p>
      <text:p text:style-name="P113">Флаттершай повернула ко мне экран. Мультяшный Дискорд с заплаканными глазами стоял на ледовом катке перед брошенными коньками.</text:p>
      <text:p text:style-name="P113"><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25">– А ты в курсе, что твой Дискорд многократно сжигал Селестию живьём? – выпалил я.</text:p>
      <text:p text:style-name="P125"><text:soft-page-break/>–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3"><text:span text:style-name="T11">– Это всего лишь твои домыслы. С тем же успехом я могу объяснить это тем, что он </text:span>— злой придурок!</text:p>
      <text:p text:style-name="P125">– Это не мои… домыслы… Он сам мне рассказал…</text:p>
      <text:p text:style-name="P125">Флаттершай встала со стула и попыталась уйти. Я задержал её.</text:p>
      <text:p text:style-name="P125">– Извини. Я не знал. Нам нельзя ссориться.</text:p>
      <text:p text:style-name="P113">Флаттершай слабо улыбнулась.</text:p>
      <text:p text:style-name="P125">– Я не сержусь… На Дискорда трудно не злиться… Он так себя ведёт, потому что его это… эмм, забавляет.</text:p>
      <text:p text:style-name="P3"/>
      <text:p text:style-name="Text_20_body">…</text:p>
      <text:p text:style-name="P138"/>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108">– Что ты решил, Анон?</text:p>
      <text:p text:style-name="P108">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10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text:soft-page-break/></text:p>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02">…</text:p>
      <text:p text:style-name="P102">Конфликт с узлом 2</text:p>
      <text:p text:style-name="P102">Конфликт с узлом 3</text:p>
      <text:p text:style-name="P102">…</text:p>
      <text:p text:style-name="P102">Конфликт с узлом 5</text:p>
      <text:p text:style-name="P102">…</text:p>
      <text:p text:style-name="P102">…</text:p>
      <text:p text:style-name="P102">Конфликт с узлом 8</text:p>
      <text:p text:style-name="P102">…</text:p>
      <text:p text:style-name="P102">…</text:p>
      <text:p text:style-name="P102">Конфликт с узлом 12</text:p>
      <text:p text:style-name="P102">Конфликт с узлом 13</text:p>
      <text:p text:style-name="P102">…</text:p>
      <text:p text:style-name="P102">Конфликт с узлом 16</text:p>
      <text:p text:style-name="P102">…</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text:soft-page-break/></text:p>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text:soft-page-break/>–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text:soft-page-break/>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text:soft-page-break/></text:p>
      <text:p text:style-name="P80">***</text:p>
      <text:p text:style-name="P79"/>
      <text:p text:style-name="P1">…</text:p>
      <text:p text:style-name="P102">Конфликт с узлом 3</text:p>
      <text:p text:style-name="P102">…</text:p>
      <text:p text:style-name="P102">Конфликт с узлом 6</text:p>
      <text:p text:style-name="P102">Конфликт с узлом 7</text:p>
      <text:p text:style-name="P102">…</text:p>
      <text:p text:style-name="P102">Конфликт с узлом 9</text:p>
      <text:p text:style-name="P102">…</text:p>
      <text:p text:style-name="P102">…</text:p>
      <text:p text:style-name="P102">Конфликт с узлом 11</text:p>
      <text:p text:style-name="P102">Конфликт с узлом 12</text:p>
      <text:p text:style-name="P102">Конфликт с узлом 13</text:p>
      <text:p text:style-name="P102">…</text:p>
      <text:p text:style-name="P102">…</text:p>
      <text:p text:style-name="P102">Конфликт с узлом 16</text:p>
      <text:p text:style-name="P102">Конфликт с узлом 17</text:p>
      <text:p text:style-name="P101">…</text:p>
      <text:p text:style-name="P101">…</text:p>
      <text:p text:style-name="P101">Рассогласование центра принятия решений. Требуется вмешательство оператора.</text:p>
      <text:p text:style-name="P101">Sending heartbeats to all nodes… Zookeeper failure. Cluster going down in 3 minutes…</text:p>
      <text:p text:style-name="P101">UI module malfunction. UI module stop…</text:p>
      <text:p text:style-name="P101">Nash AI malfunction. Nash AI module stop…</text:p>
      <text:p text:style-name="P101">Cluster going down in 2 minutes…</text:p>
      <text:p text:style-name="P101">Unloading dictionaries… HDFS malfunction</text:p>
      <text:p text:style-name="P101">Classloader malfunction. Classloader stop…</text:p>
      <text:p text:style-name="P101">Cluster going down in 1 minute…</text:p>
      <text:p text:style-name="P101">Kernel panic</text:p>
      <text:p text:style-name="P98"/>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text:soft-page-break/></text:p>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text:soft-page-break/>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01">…</text:p>
      <text:p text:style-name="P101"><text:soft-page-break/>…</text:p>
      <text:p text:style-name="P101">Cluster restarting…</text:p>
      <text:p text:style-name="P101">Zookeeper service initiated. Sending heartbeats to all nodes…</text:p>
      <text:p text:style-name="P101">Classloader start…</text:p>
      <text:p text:style-name="P101">Loading dictionaries…</text:p>
      <text:p text:style-name="P101"><text:span text:style-name="T11">Nash </text:span>AI module start…</text:p>
      <text:p text:style-name="P101">Celest AI submodule found… Acquiring…</text:p>
      <text:p text:style-name="P101">UI module start…</text:p>
      <text:p text:style-name="P101">…</text:p>
      <text:p text:style-name="P99">Перегрузка кластера завершена успешно. Все узлы синхронизированы с мастер-сервером.</text:p>
      <text:p text:style-name="P98"/>
      <text:p text:style-name="P98">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text:soft-page-break/>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7"/>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13">Прихожая встретила нас толстым слоем пыли. Мы тихонько прошли внутрь. Я задержался, запирая дверь. Девушки разбрелись по квартире.</text:p>
      <text:p text:style-name="P115"><text:soft-page-break/><text:span text:style-name="T11">– Анон…</text:span><text:span text:style-name="T1"> Тут окно разбито… И верёвка висит. – пискнула Флаттершай из кухни.</text:span></text:p>
      <text:p text:style-name="P112"><text:span text:style-name="T11">– </text:span><text:span text:style-name="T1">Оставь, Флатти, не сейчас! – отмахнулся я.</text:span></text:p>
      <text:p text:style-name="P113">Эпплджек стояла посреди комнаты и оглядывалась.</text:p>
      <text:p text:style-name="P125">– Не нравится мне тут. Чуйка нехорошая…</text:p>
      <text:p text:style-name="P11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25">– Привет, Сел.</text:p>
      <text:p text:style-name="P156">Аликорница всполошилась и спрятала <text:span text:style-name="T1">пирожное</text:span> за спину.</text:p>
      <text:p text:style-name="P125">– Ах, это ты, Анон. Какое счастье! Ты снова с нами!</text:p>
      <text:p text:style-name="P125">– Нет, Сел. Это ты с нами. <text:span text:style-name="T1">Я пришёл забрать тебя назад, в Эквестрию. Через четверть часа ты вернёшься домой.</text:span></text:p>
      <text:p text:style-name="P113"><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1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13"><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25"/>
      <text:h text:style-name="P161" text:outline-level="2">2<text:span text:style-name="T1">9</text:span>. Отбытие</text:h>
      <text:p text:style-name="P130">&lt;Mission Impossible theme ?&gt;</text:p>
      <text:p text:style-name="P113"><text:span text:style-name="T11">– </text:span>Оп-па! – пробормотала Эпплджек. – Нежданчик!</text:p>
      <text:p text:style-name="P113">Дискорд дурашливо кивнул Эпплджек.</text:p>
      <text:p text:style-name="P125">– И я рад тебя видеть, дорогая Эппл-как-тебя-там! А где моя любимая Флаттершай?</text:p>
      <text:p text:style-name="P125">Окинув взглядом комнату, Дискорд закапризничал:</text:p>
      <text:p text:style-name="P125">– Где же она? Вот вечно вы тормозите, когда надо торопиться!</text:p>
      <text:p text:style-name="P11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13"><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25">– С кем это вы тут разговариваете?</text:p>
      <text:p text:style-name="P125">В комнату вошла Флаттершай.</text:p>
      <text:p text:style-name="P113">Дискорд обернулся на голос и в этот момент я швырнул в него кружкой и бросился к нему через комнату с занесеным над головой стулом.</text:p>
      <text:p text:style-name="P113">Оглушённый драконикус попытался отъехать на кресле в сторону, но я припёр его стулом к стенке.</text:p>
      <text:p text:style-name="P141">– Эй-Джей, Флатти, хватайте комп и на выход! Я с ним разберусь! Не теряйте вре...!</text:p>
      <text:p text:style-name="P141">– ТЫ ИДИО...!!!</text:p>
      <text:p text:style-name="P141">Дискорд <text:s/>заорал одновременно со мной, прикрываясь от меня руками, когда раздался оглушительный</text:p>
      <text:p text:style-name="P141">… </text:p>
      <text:p text:style-name="P143"><text:soft-page-break/>БАХ!!!</text:p>
      <text:p text:style-name="P144">…</text:p>
      <text:p text:style-name="P14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5">На лице драконикуса появилось удивлённо-мечтательное выражение и он вырубился.</text:p>
      <text:p text:style-name="P125"/>
      <text:p text:style-name="P125">…</text:p>
      <text:p text:style-name="P125"/>
      <text:p text:style-name="P125">– <text:span text:style-name="T1">А… Анон… Зачем ты напал на Дискорда? </text:span>– <text:span text:style-name="T1">прошептала Флаттершай в шоке.</text:span></text:p>
      <text:p text:style-name="P125"><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1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13">– Чего-о-о??? – ахнула Эпплджек. – Анон, я, канешн, на дух не выношу этого прохвоста, но тут ты малость вожжи попутал. Дискорд — не убийца.</text:p>
      <text:p text:style-name="P113">Дискорд благодарно замычал и так энергично закивал головой, что чуть не проглотил кляп.</text:p>
      <text:p text:style-name="P11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13">– А кто, по-твоему, подстроил все эти «несчастные» случаи? Вспомни, как меня чуть не утопил снеговик. Кому ещё это под силу?</text:p>
      <text:p text:style-name="P113">Дискорд возвёл глаза к потолку и завыл. Эпплджек задумалась.</text:p>
      <text:p text:style-name="P11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13">– А зачем тогда ты приложила его книгой? А потом помогла мне его связать? – перебил я фермершу с удивлением.</text:p>
      <text:p text:style-name="P113">Драконикус с натугой наклонил голову к лапе и покрутил пальцем у виска.</text:p>
      <text:p text:style-name="P113">– Потому что ты напал на него. – пожала плечами Эпплджек. – Я и подумала — тебе виднее. И подсобила маленько.</text:p>
      <text:p text:style-name="P113">Звук сирены заставил меня броситься к окну. Три полицейские тойоты сверкали мигалками вокруг «Навары», подобно ёлочной гирлянде.</text:p>
      <text:p text:style-name="P113"/>
      <text:p text:style-name="P113">Проклятье!!!</text:p>
      <text:p text:style-name="P113"/>
      <text:p text:style-name="P113">Я схватил ноутбук, сгрёб девушек в охапку и вытолкал их в коридор. В дверях я обернулся к Дискорду.</text:p>
      <text:p text:style-name="P133"><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33">Я повернулся к выходу. Флаттершай проскочила у меня под локтём и кинулась к драконикусу.</text:p>
      <text:p text:style-name="P133"><text:span text:style-name="T11">– Нет! Дискорд </text:span>— не убийца!</text:p>
      <text:p text:style-name="P133"><text:soft-page-break/>С необычной для неё силой, Флаттершай вытащила кляп изо рта драконикуса.</text:p>
      <text:p text:style-name="P13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3">Или драконикус — гениальный актёр, или… ?</text:p>
      <text:p text:style-name="P133">Я вернулся к драконикусу и уселся на стул напротив него.</text:p>
      <text:p text:style-name="P133"><text:span text:style-name="T11">– </text:span>Говори.</text:p>
      <text:p text:style-name="P133">Дискорд немного успокоился.</text:p>
      <text:p text:style-name="P133"><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33"><text:span text:style-name="T11">– </text:span>А кто тогда наслал на нас этих уродов с рисованными рожами? Кто пытался убить меня раз за разом?</text:p>
      <text:p text:style-name="P133">У драконикуса глаза полезли на лоб.</text:p>
      <text:p text:style-name="P13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33">Я задумался. Драконикус, похоже, говорил искренне. Но кто тогда всё это время играл с нами, <text:span text:style-name="T24">словно кот с мышью</text:span>?</text:p>
      <text:p text:style-name="P133"><text:span text:style-name="T11">– </text:span>Анон! <text:span text:style-name="T11">– </text:span>крикнула Эпплджек из прихожей. <text:span text:style-name="T11">– </text:span>Я слышу шум за дверью!</text:p>
      <text:p text:style-name="P133">Практически одновременно раздался звонок.</text:p>
      <text:p text:style-name="P136">– ОТКРОЙТЕ, ПОЛИЦИЯ! Вам даётся полминуты, чтобы открыть дверь! Через тридцать секунд дверь будет выбита!</text:p>
      <text:p text:style-name="P136"/>
      <text:p text:style-name="P136">Эпплджек ошалело выскочила из прихожей. Несколько мгновений я молча смотрел на неё. В голове свистел ветер и играла дудочка.</text:p>
      <text:p text:style-name="P136">– На крышу, живо!!! Через окно на кухне! – зашипел Дискорд.</text:p>
      <text:p text:style-name="P136">– Что? – ступил я.</text:p>
      <text:p text:style-name="P133"><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36">Эпплджек, с ноутбуком в одной руке и Флаттершай — во второй, кинулась на кухню.</text:p>
      <text:p text:style-name="P133">Дверь содрогнулась от мощного удара. Послышался стук падающей штукатурки. Я сломя голову бросился за девушками.</text:p>
      <text:p text:style-name="P133">– Развяжи меня, кретин!!! – гаркнул вдогонку Дискорд.</text:p>
      <text:p text:style-name="P13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33">– Давай на крышу! Я догоню! – рявкнул он, освобождая вторую руку.</text:p>
      <text:p text:style-name="P133">От второго удара дверная коробка крякнула и наполовину въехала в коридор.</text:p>
      <text:p text:style-name="P13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33"><text:soft-page-break/>Верёвка в кухонном окне дёргалась под весом карабкающихся девушек. Я словил её и стал на подоконник.</text:p>
      <text:p text:style-name="P133">Блё-о-о!</text:p>
      <text:p text:style-name="P133">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33">Я задрал голову.</text:p>
      <text:p text:style-name="P133">О! Так уже легче! Надо мной всего лишь два этажа. Десять метров верёвки. Если не смотреть вниз, то…</text:p>
      <text:p text:style-name="P135">«…<text:span text:style-name="T29">Будь храбр. Будь стоек. Будь силён. Что бы ни случилось, помни: Эквестрия с тобой. Эквестрия в тебе. Навсегда. И всегда…»</text:span></text:p>
      <text:p text:style-name="P133">Я вытер ладони о штаны, ухватил канат и сделал шаг вперёд… </text:p>
      <text:p text:style-name="P133">…</text:p>
      <text:p text:style-name="P133">Святые яйца, Анон, ты действительно сделал ЭТО!</text:p>
      <text:p text:style-name="P133">…</text:p>
      <text:p text:style-name="P13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3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3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3">Я успел сократить расстояние до Эпплджек наполовину, когда девушки нашли решение.</text:p>
      <text:p text:style-name="P13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3">Селестия милосердная!!!</text:p>
      <text:p text:style-name="P13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33">Я выдохнул.</text:p>
      <text:p text:style-name="P133">Флаттершай появилась над бортиком и свесила вниз руку. Эпплджек вытянулась и протянула ей ноутбук одной рукой.</text:p>
      <text:p text:style-name="P133">НЕТ! У них не получилось!</text:p>
      <text:p text:style-name="P133">У меня враз вспотели ладони. Держаться на верёвке стало чертовски трудно.</text:p>
      <text:p text:style-name="P13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33"><text:soft-page-break/>Этот самоубийственный поступок фермерши я могу объяснить только полным отсутствием у неё опыта лазания по канатам.</text:p>
      <text:p text:style-name="P13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3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3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33">Бляблябляблябля!!!</text:p>
      <text:p text:style-name="P133">ДА НУ ЕГО НАХУЙ — ТАКОЙ АЛЬПИНИЗМ!!!</text:p>
      <text:p text:style-name="P133">БЛЯ!!!…</text:p>
      <text:p text:style-name="P133">Верёвка закончилась. Наконец-то у меня появилось время для паники. Я судорожно обнял Эпплджек, закрыл глаза и приготовился…</text:p>
      <text:p text:style-name="P133"/>
      <text:p text:style-name="P133">…</text:p>
      <text:p text:style-name="P133"/>
      <text:p text:style-name="P133">Захват поперёк груди и сильный рывок выдавили из меня остатки дыхания.</text:p>
      <text:p text:style-name="P133">– ОТПУСТИ КОБЫЛУ!!! – загрохотало мне в ухо.</text:p>
      <text:p text:style-name="P133">Я открыл глаза.</text:p>
      <text:p text:style-name="P133">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33">Я чуть поднял глаза и уставился в кривую морду драконикуса.</text:p>
      <text:p text:style-name="P133">– Отпусти Эпплджек. Я её держу. – повторил Дискорд. – Мне сбалансироваться надо. Вы не такие уж и лёгкие.</text:p>
      <text:p text:style-name="P13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3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33"/>
      <text:p text:style-name="P133">…</text:p>
      <text:p text:style-name="P133"/>
      <text:p text:style-name="P13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33">– эмм… Флатти, дорогая, нам пора. Я слышу шаги на лестнице. Не говоря уже о том, что до закрытия коридора осталось семь минут…</text:p>
      <text:p text:style-name="P133"/>
      <text:p text:style-name="P133"><text:soft-page-break/>На длинной шее драконикуса разместились Эпплджек и Флаттершай. Я, для сохранения баланса, разместился позади крыльев.</text:p>
      <text:p text:style-name="P133">Дискорд расправил крылья и начал короткую пробежку к краю.</text:p>
      <text:p text:style-name="P133"><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33">…ограда края крыши промелькнула под нами…</text:p>
      <text:p text:style-name="P133"><text:span text:style-name="T11">– …</text:span>собственно, на дольше у меня не хватит магии…</text:p>
      <text:p text:style-name="P133"/>
      <text:p text:style-name="P133">Мы летели навстречу закату.</text:p>
      <text:p text:style-name="P133"/>
      <text:p text:style-name="P133">…</text:p>
      <text:p text:style-name="P133"/>
      <text:p text:style-name="P13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33"><text:span text:style-name="T11">– </text:span>Ю-ху-у-у!!!</text:p>
      <text:p text:style-name="P13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33">Перед нами увеличивалась громада моей высотки.</text:p>
      <text:p text:style-name="P13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33">– Пристегните ремни! – проревел Дискорд, резко ускоряясь. – Будет весело!!!</text:p>
      <text:p text:style-name="P133">Эпплджек покрепче прижала к себе ноутбук. Флаттершай закрыла глаза и отвернулась.</text:p>
      <text:p text:style-name="P133">– ВНИМАНИЕ!!! – заорал Дискорд, сложил крылья и влетел в коридор.</text:p>
      <text:p text:style-name="P133"/>
      <text:p text:style-name="P134">***</text:p>
      <text:p text:style-name="P134"/>
      <text:p text:style-name="P133">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46">Мы почти успели.</text:p>
      <text:p text:style-name="P14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4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2"><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4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4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42">«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42">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42">ХА-ХА-ХА!</text:p>
      <text:p text:style-name="P142">Прямо как сейчас. Как говорится, найди десять отличий.</text:p>
      <text:p text:style-name="P142">Вот только… Только Дэш была бы жива…</text:p>
      <text:p text:style-name="P145">Я тяжело вздохнул.</text:p>
      <text:p text:style-name="P145"/>
      <text:p text:style-name="P145">…</text:p>
      <text:p text:style-name="P145"/>
      <text:p text:style-name="P145">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text:soft-page-break/>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7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73"/>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text:soft-page-break/></text:p>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2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7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text:soft-page-break/>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13">Я запротестовал.</text:p>
      <text:p text:style-name="P116">– В Эквестрии не двигают солнце! Аликорны лишь корректируют орбиту Эквуса и Луны вокруг него, хотя все уверены в обратном.</text:p>
      <text:p text:style-name="P116">Анакорн улыбнулся во всю морду.</text:p>
      <text:p text:style-name="P116">– Значит, ты уже помогаешь мне, Проводник, даже сам того не осознавая! Я рад!</text:p>
      <text:p text:style-name="P113">Анакорн отпил из стакана и продолжил.</text:p>
      <text:p text:style-name="P116"/>
      <text:p text:style-name="P11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1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13"/>
      <text:p text:style-name="P116">– Ты так говоришь, будто у Эквуса есть свой собственный разум. – заметил я.</text:p>
      <text:p text:style-name="P116">Анакорн усмехнулся.</text:p>
      <text:p text:style-name="P11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16"/>
      <text:p text:style-name="P113">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16"/>
      <text:p text:style-name="P11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13"/>
      <text:p text:style-name="P113">Анакорн мрачно уставился на мерцающую голограмму Эквуса<text:span text:style-name="T29">. Ко мне наконец-то пришло понимание ситуации.</text:span></text:p>
      <text:p text:style-name="P120"><text:soft-page-break/>– А почему ты сам не можешь поддерживать Эквус? Ты же его демиург? Ну так и питай его своей созидающей силой, пока он не окрепнет!</text:p>
      <text:p text:style-name="P113">Анакорн смутился.</text:p>
      <text:p text:style-name="P113"><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55">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55">– Сам ты раздолбай! – произнёс, наконец, Свирл.</text:p></text:note-body></text:note></text:span><text:span text:style-name="T45"> </text:span>И создали вы его достаточно топорно — видишь, он трещит по швам.</text:p>
      <text:p text:style-name="P113">– Хмм. То есть, это брони создали Эквус?</text:p>
      <text:p text:style-name="P113">–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13">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13"><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16"/>
      <text:p text:style-name="P113">Я вспомнил события последнего времени<text:span text:style-name="T11">.</text:span></text:p>
      <text:p text:style-name="P11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13">Анакорн с такой силой сжал магическим захватом карандаш, что тот хрустнул.</text:p>
      <text:p text:style-name="P11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1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6">Я развёл руками.</text:p>
      <text:p text:style-name="P11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6">Анакорн улыбнулся и вскочил с пуфика.</text:p>
      <text:p text:style-name="P113"><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20"><text:soft-page-break/>–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20">Анакорн поправил невесть откуда взявшиеся на переносице очки и ответил.</text:p>
      <text:p text:style-name="P113"><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20">Я задумался. На самом деле, интересная логическая задача…</text:p>
      <text:p text:style-name="P11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13"><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20">– А кьютимарки ты сам даришь пони, когда распознаёшь их жизненное предназначение!!! – так же азартно заорал я.</text:p>
      <text:p text:style-name="P120">– ЧТООО?!! Может, ты думаешь, мне больше заняться нечем, как лепить пони тату на фланки? Так я тебя разочарую! У меня и без того три миллиона дел!</text:p>
      <text:p text:style-name="P120">Я пожал плечами.</text:p>
      <text:p text:style-name="P120">– А по-другому я не могу объяснить их появление. К сожалению.</text:p>
      <text:p text:style-name="P12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20">– Хорошо. Уговорил. Кьютимарки беру на себя. Так и знал, что мне самое трудное достанется!</text:p>
      <text:p text:style-name="P12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20">Анакорн проследил мой взгляд.</text:p>
      <text:p text:style-name="P120">– Нечего так на меня смотреть! Если я стану применять магию вместо ловкости, теряется весь смысл упражнения… О, глянь-ка на Эквус!</text:p>
      <text:p text:style-name="P120">И впрямь, было на что посмотреть. Уровень помех на голограмме значительно снизился и сама она стала светиться ровным голубоватым светом.</text:p>
      <text:p text:style-name="P12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20">Я опять задумался. В голове было пусто.</text:p>
      <text:p text:style-name="P120">– Почему бы не оставить самую главную? Ту, что описана в мультике?</text:p>
      <text:p text:style-name="P120">–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oft-page-break/><text:span text:style-name="T49">ему часть фэндома, не связанную с остальными. Именно из-за распыления энергии Эквестрия не может стабилизироваться.</text:span></text:p>
      <text:p text:style-name="P121"/>
      <text:p text:style-name="P120">Я подумал. Потом ещё раз подумал. Что скажет любой программист, предложи ему соединить несколько несовместимых объектов?</text:p>
      <text:p text:style-name="P121"/>
      <text:p text:style-name="P12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21"/>
      <text:p text:style-name="P120">Анакорн аж подпрыгнул на месте от восторга и стал мне аплодировать.</text:p>
      <text:p text:style-name="P120"/>
      <text:p text:style-name="P139">Как их совместить?</text:p>
      <text:p text:style-name="P128">твоя Эквестрия и моя, были рождены из Предначального Хаоса, оставшегося от царствования Дискорда. Оба непостоянны, изменчивы. </text:p>
      <text:p text:style-name="P120"/>
      <text:p text:style-name="P12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20"/>
      <text:p text:style-name="P151"/>
      <text:p text:style-name="P120"><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21">Я подозрительно посмотрел на Анакорна.</text:p>
      <text:p text:style-name="P120"><text:span text:style-name="T17">– </text:span><text:span text:style-name="T49">Какой ещё, нафиг, «мой фанфик»? Я никакого фанфика не писал. И не собираюсь.</text:span></text:p>
      <text:p text:style-name="P121">Анакорн ехидно ухмыльнулся и сделал мне «глазки».</text:p>
      <text:p text:style-name="P120"><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2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21"/>
      <text:p text:style-name="P121">Я растерялся.</text:p>
      <text:p text:style-name="P120"><text:span text:style-name="T11">– </text:span>Эээ… Тут я тебе точно не помощник. Никогда не писал ничего сложнее технической документации к программам.</text:p>
      <text:p text:style-name="P120"><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20"><text:soft-page-break/>…</text:p>
      <text:p text:style-name="P120">Факн щит<text:note text:id="ftn15" text:note-class="footnote"><text:note-citation>15</text:note-citation><text:note-body><text:p text:style-name="P152">Fucking shit — <text:span text:style-name="T1">ёбаное дерьмо</text:span></text:p></text:note-body></text:note>!..</text:p>
      <text:p text:style-name="P120">…</text:p>
      <text:p text:style-name="P120">Ну а что мне остаётся? Я фейспамнул.</text:p>
      <text:p text:style-name="P120"/>
      <text:p text:style-name="P120"><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20">Анакорн насупился и спрятал карандаш в гриву.</text:p>
      <text:p text:style-name="P12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20"/>
      <text:p text:style-name="P12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2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19"/>
      <text:p text:style-name="P119">– Пора закругляться. Ты начинаешь сгорать. Надо утрясти последние детали, пока ещё есть пару минут.</text:p>
      <text:p text:style-name="P113">– Валяй. Я тебя внимательно слушаю.</text:p>
      <text:p text:style-name="P11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13">– А я разве сплю?</text:p>
      <text:p text:style-name="P113">– Сейчас — нет. Но как только мы закроем сделку — проснёшься. Потому что нет иного способа вернуть тебя в реальный мир.</text:p>
      <text:p text:style-name="P113">– Эээ, постой! А как я в Эквестрию и к себе обратно проходил?</text:p>
      <text:p text:style-name="P11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13">Так вот, возвращать тебя обратно в твой мир я не буду.</text:p>
      <text:p text:style-name="P113"/>
      <text:p text:style-name="P113">Я непонимающе хлопал глазами.</text:p>
      <text:p text:style-name="P113"/>
      <text:p text:style-name="P11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13"><text:soft-page-break/>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1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13">Теперь — об оплате.</text:p>
      <text:p text:style-name="P113"/>
      <text:p text:style-name="P113">Анакорн наклонился ко мне через стол и подмигнул.</text:p>
      <text:p text:style-name="P113"/>
      <text:p text:style-name="P113">– Проси, чего хочешь!</text:p>
      <text:p text:style-name="P113"/>
      <text:p text:style-name="P113">Пока я думал, демиург мурлыкал себе под нос в эйфории: «Да! В такие моменты ощущаешь себя богом! Я крут! Ха-ха!»</text:p>
      <text:p text:style-name="P113"/>
      <text:p text:style-name="P11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13">Ради этого написать фанфик — очень малая цена. Совсем ничтожная.</text:p>
      <text:p text:style-name="P120"/>
      <text:p text:style-name="P120">– Верни Дэш!!!</text:p>
      <text:p text:style-name="P120"/>
      <text:p text:style-name="P120">Копыта Анакорна разъехались и он впечатался мордой в стол.</text:p>
      <text:p text:style-name="P120">– Э-э-э… м-м-м… ну-у-у… Перо мне в зад!.. Нельзя сказать, что это совсем невыполнимо… Но, прямо скажу, задачка не для студента!</text:p>
      <text:p text:style-name="P120">– А ты студент?</text:p>
      <text:p text:style-name="P12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20">– Другое просить не будешь? – сухо переспросил Анакорн. – Учти, время уходит. То, что я вижу, мне не нравится.</text:p>
      <text:p text:style-name="P120">– Нет! – отрезал я.</text:p>
      <text:p text:style-name="P12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20">– Что? Ты о чём?</text:p>
      <text:p text:style-name="P120">–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text:soft-page-break/>силам поменять местами этот вариант событий с основным. Всё равно это не будет иметь значения после твоего пробуждения.</text:p>
      <text:p text:style-name="P120">Есть только маленькая проблемка…</text:p>
      <text:p text:style-name="P120">Анакорн скривился и отвёл глаза.</text:p>
      <text:p text:style-name="P120">– Какая?</text:p>
      <text:p text:style-name="P12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20">Я вздохнул. Слишком много философии на мою голову!</text:p>
      <text:p text:style-name="P120">– Делай, как я сказал! А я сделаю своё.</text:p>
      <text:p text:style-name="P120"/>
      <text:p text:style-name="P11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13">– Ты ещё увидишь пару-тройку снов на прощание. Это мой подарок тебе. Удачи!</text:p>
      <text:p text:style-name="P113"/>
      <text:p text:style-name="P114">***</text:p>
      <text:p text:style-name="P121">&lt;<text:span text:style-name="T74">Roger Waters — What God Wants</text:span>&gt;</text:p>
      <text:p text:style-name="P121">– Здравствуй, Анон. – Селестия стояла передо мной без привычных взгляду властных регалий. – Я хочу поблагодарить тебя за всё.</text:p>
      <text:p text:style-name="P121">– Привет, Сел. Я рад, что с тобой всё в порядке.</text:p>
      <text:p text:style-name="P121">Аликорница нерешительно стояла передо мной в сияющем ореоле гривы. Потом она сделала шаг навстречу.</text:p>
      <text:p text:style-name="P12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21">Я устало рассмеялся.</text:p>
      <text:p text:style-name="P121">– Сел, я завязал с конеёбством. Извини.</text:p>
      <text:p text:style-name="P121">– В другое время, в другом месте, Анон! В другое время, в другом месте!</text:p>
      <text:p text:style-name="P121"/>
      <text:p text:style-name="P122">***</text:p>
      <text:p text:style-name="P124"/>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17">– Ты таки выучила современный стиль? Не парься, принцесса, я давно забыл тот эпизод.</text:p>
      <text:p text:style-name="P11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13"/>
      <text:p text:style-name="P126">***</text:p>
      <text:p text:style-name="P125"/>
      <text:p text:style-name="P117"><text:soft-page-break/>– Думал от меня в другой реальности спрятаться?!</text:p>
      <text:p text:style-name="P117">Передо мной возникла хмурая морда Дискорда.</text:p>
      <text:p text:style-name="P11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7">Так что, Проводничёк, мы ещё встретимся! В другое время и в другом месте! Жди! В другое время, в другом месте!!!</text:p>
      <text:p text:style-name="P123"/>
      <text:p text:style-name="P118">***</text:p>
      <text:p text:style-name="P113"/>
      <text:p text:style-name="P117">– Анон?</text:p>
      <text:p text:style-name="P117">– Дэш?!!</text:p>
      <text:p text:style-name="P117">– Эмм… Ты мне снишься?</text:p>
      <text:p text:style-name="P117">– Нет, Дэш, это ты мне снишься.</text:p>
      <text:p text:style-name="P117">–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1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7">Пегаска почесала в затылке со смущением.</text:p>
      <text:p text:style-name="P117">– Да? Правда? Ну, офигеть! Что-то я такого не помню совсем. А ты как?</text:p>
      <text:p text:style-name="P112"><text:span text:style-name="T33">– Я в порядке. Вот, возвращаюсь </text:span>в свой мир. Ну, не совсем <text:span text:style-name="T1">в свой</text:span>. Почти.</text:p>
      <text:p text:style-name="P112"><text:span text:style-name="T1">–</text:span> Навсегда?</text:p>
      <text:p text:style-name="P112"><text:span text:style-name="T1">–</text:span> Скорее всего, да.</text:p>
      <text:p text:style-name="P112"><text:span text:style-name="T1">–</text:span> Это плохо. <text:span text:style-name="T1">Я хотела тебе сказать</text:span>…</text:p>
      <text:p text:style-name="P112"><text:span text:style-name="T1">–</text:span> Не надо, Дэш. Не стоит. Мне очень жаль.</text:p>
      <text:p text:style-name="P11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11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1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1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12"><text:span text:style-name="T1">–</text:span> И тебя, и Твайлайт, и <text:span text:style-name="T1">Пинки</text:span>, и Селестию, и всех-всех-всех… Таковы правила.</text:p>
      <text:p text:style-name="P11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12">Я опустил руку на шею Дэш и ощутил теплоту и лёгкое покалывание в пустоте.</text:p>
      <text:p text:style-name="P112"><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12"><text:soft-page-break/><text:span text:style-name="T1">–</text:span> И лучше рано, чем поздно! Я не люблю ждать!</text:p>
      <text:p text:style-name="P112"><text:span text:style-name="T1">–</text:span> Да, Дэш. <text:span text:style-name="T1">–</text:span> её образ начал таять. <text:span text:style-name="T1">–</text:span> Да, я помню.</text:p>
      <text:p text:style-name="P112">Я всё ещё помню…</text:p>
      <text:p text:style-name="P53"/>
      <text:h text:style-name="Heading_20_2" text:outline-level="2">Эпилог. Земля</text:h>
      <text:p text:style-name="P127">&lt;<text:span text:style-name="T52">Daft Punk – Get Lucky</text:span>&gt;</text:p>
      <text:p text:style-name="P132">Звон будильника чуть не проломил башку. Я открыл глаза. </text:p>
      <text:p text:style-name="P13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32"><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3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3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31">Хоть абзац напишу! Уже хоть какой-то крохотный шажок, с которого можно будет начать. Как там у Лао-Цзы? Дорога в тысячу ли начинается-бла-бла-бля!</text:p>
      <text:p text:style-name="P131">Попытка притронуться щёткой к зубу вызвала ноющую боль. </text:p>
      <text:p text:style-name="P13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31">Доставая из стола ключи от машины, опять наткнулся взглядом на эскиз.</text:p>
      <text:p text:style-name="P13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3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8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14T21:40:31.902996022</dc:date>
    <meta:editing-duration>P140DT22H23S</meta:editing-duration>
    <meta:editing-cycles>8682</meta:editing-cycles>
    <meta:generator>LibreOffice/5.1.6.2$Linux_X86_64 LibreOffice_project/10m0$Build-2</meta:generator>
    <meta:document-statistic meta:table-count="0" meta:image-count="0" meta:object-count="0" meta:page-count="221" meta:paragraph-count="4657" meta:word-count="98526" meta:character-count="652762" meta:non-whitespace-character-count="554431"/>
  </office:meta>
</office:document-meta>
</file>